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80000634100004A4CAEA7D41D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ucida Console1" svg:font-family="'Lucida Console'" style:font-family-generic="modern" style:font-pitch="fixed"/>
    <style:font-face style:name="Mangal1" svg:font-family="Mangal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Gulim" svg:font-family="Gulim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63cm"/>
    </style:style>
    <style:style style:name="pr2" style:family="presentation" style:parent-style-name="Default-subtitle">
      <style:graphic-properties draw:fill-color="#ffffff" fo:min-height="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style:font-name="Lucida Console1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style:font-name="Lucida Console1" fo:font-size="44pt" style:font-size-asian="44pt" style:font-size-complex="44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style:font-name="Lucida Console1" fo:font-size="13pt" style:font-size-asian="13pt" style:font-size-complex="13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ucida Console1" fo:font-size="44pt" style:font-size-asian="44pt" style:font-size-complex="44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5.6000003814697pt" style:font-size-asian="25.6000003814697pt" style:font-size-complex="25.6000003814697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66cc66" style:text-outline="false" style:text-line-through-style="none" style:text-line-through-type="none" style:font-name="Lucida Console1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ucida Console1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483d8b" style:text-outline="false" style:text-line-through-style="none" style:text-line-through-type="none" style:font-name="Lucida Console1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4500" style:text-outline="false" style:text-line-through-style="none" style:text-line-through-type="none" style:font-name="Lucida Console1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cc66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4500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483d8b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ucida Console1" fo:font-size="13pt" fo:font-style="normal" fo:text-shadow="none" style:text-underline-style="none" style:letter-kerning="true" style:font-name-asian="Gulim" style:font-size-asian="13pt" style:font-style-asian="normal" style:font-name-complex="Mangal" style:font-size-complex="13pt" style:font-style-complex="normal" style:text-emphasize="none" style:font-relief="none" style:text-overline-style="none" style:text-overline-color="font-color"/>
    </style:style>
    <style:style style:name="T20" style:family="text">
      <style:text-properties fo:color="#c20cb9" style:text-outline="false" style:text-line-through-style="none" style:text-line-through-type="none" style:font-name="Lucida Console1" fo:font-size="13pt" fo:font-style="normal" fo:text-shadow="none" style:text-underline-style="none" fo:font-weight="bold" style:letter-kerning="true" style:font-name-asian="Gulim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ucida Console1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6cc66" style:text-outline="false" style:text-line-through-style="none" style:text-line-through-type="none" style:font-name="Lucida Console1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dc143c" style:text-outline="false" style:text-line-through-style="none" style:text-line-through-type="none" style:font-name="Lucida Console1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483d8b" style:text-outline="false" style:text-line-through-style="none" style:text-line-through-type="none" style:font-name="Lucida Console1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4500" style:text-outline="false" style:text-line-through-style="none" style:text-line-through-type="none" style:font-name="Lucida Console1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660033" style:text-outline="false" style:text-line-through-style="none" style:text-line-through-type="none" style:font-name="Lucida Console1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Lucida Console1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ucida Console1" fo:font-size="26pt" style:font-size-asian="26pt" style:font-size-complex="26pt"/>
    </style:style>
    <style:style style:name="T29" style:family="text">
      <style:text-properties fo:color="#66cc66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66cc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45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483d8b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Gulim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66cc6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Gulim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style:font-name="Lucida Console1"/>
    </style:style>
    <style:style style:name="T39" style:family="text">
      <style:text-properties style:font-name="Lucida Console1" fo:font-size="20pt" style:font-size-asian="20pt" style:font-size-complex="20pt"/>
    </style:style>
    <style:style style:name="T40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363cm" svg:x="1.4cm" svg:y="4.437cm" presentation:class="title" presentation:user-transformed="true">
          <draw:text-box>
            <text:p>Blaze<text:line-break/><text:span text:style-name="T1">A Foundation for Array Computing in Python</text:span></text:p>
          </draw:text-box>
        </draw:frame>
        <draw:frame presentation:style-name="pr2" draw:text-style-name="P1" draw:layer="layout" svg:width="25.199cm" svg:height="6cm" svg:x="1.4cm" svg:y="11.6cm" presentation:class="subtitle" presentation:user-transformed="true">
          <draw:text-box>
            <text:p><text:span text:style-name="T2">Mark Wiebe, Matthew Rocklin</text:span></text:p>
            <text:p><text:span text:style-name="T2">Continuum Analy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><text:span text:style-name="T3">int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3">The NumPy NDArray and Pandas DataFrame are <text:span text:style-name="T4">foundational data structures</text:span>.</text:p>
            <text:p text:style-name="P3"/>
            <text:p text:style-name="P3"/>
            <text:p text:style-name="P3">They support the ecosystem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3cm" svg:y="0.837cm" presentation:class="title" presentation:user-transformed="tru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3">But they are restricted to memory.</text:p>
            <text:p text:style-name="P3"/>
            <text:p text:style-name="P3"/>
            <text:p text:style-name="P3">This is ok for 95% of cases, </text:p>
            <text:p text:style-name="P3">what about the other 5%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NumPy-like</text:span></text:p>
                <text:list>
                  <text:list-item>
                    <text:p>DistArray</text:p>
                  </text:list-item>
                  <text:list-item>
                    <text:p>SciDB</text:p>
                  </text:list-item>
                  <text:list-item>
                    <text:p>Elemental</text:p>
                  </text:list-item>
                  <text:list-item>
                    <text:p>PETSc, Trillinos</text:p>
                  </text:list-item>
                  <text:list-item>
                    <text:p>Biggus</text:p>
                  </text:list-item>
                  <text:list-item>
                    <text:p>...</text:p>
                  </text:list-item>
                </text:list>
              </text:list-item>
              <text:list-item>
                <text:p>Each approach is valid in a particular sit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Many excellent streaming, out-of-core, or distributed alternatives exist</text:span></text:p>
              </text:list-item>
              <text:list-item>
                <text:p><text:span text:style-name="T7">Pandas-like</text:span></text:p>
                <text:list>
                  <text:list-item>
                    <text:p><text:span text:style-name="T6">PyTables</text:span></text:p>
                  </text:list-item>
                  <text:list-item>
                    <text:p><text:span text:style-name="T6">SQLAlchemy (Postgres, SQLite, MySQL, ...)</text:span></text:p>
                  </text:list-item>
                  <text:list-item>
                    <text:p><text:span text:style-name="T6">The HDFS world</text:span></text:p>
                    <text:list>
                      <text:list-item>
                        <text:p><text:span text:style-name="T6">Hadoop (Pig, Hive, ...)</text:span></text:p>
                      </text:list-item>
                      <text:list-item>
                        <text:p><text:span text:style-name="T6">Spark</text:span></text:p>
                      </text:list-item>
                      <text:list-item>
                        <text:p><text:span text:style-name="T6">Impal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Each approach is valid in a particular situ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nalogous collection exists in data storage techniques</text:p>
                <text:list>
                  <text:list-item>
                    <text:p>CSV - Accessible</text:p>
                  </text:list-item>
                  <text:list-item>
                    <text:p>JSON - Pervasive, human readable</text:p>
                  </text:list-item>
                  <text:list-item>
                    <text:p>HDF5 - Efficient access</text:p>
                  </text:list-item>
                  <text:list-item>
                    <text:p>BLZ - Efficient columnar access</text:p>
                  </text:list-item>
                  <text:list-item>
                    <text:p>Parquet - Efficient columnar access (HDFS)</text:p>
                  </text:list-item>
                  <text:list-item>
                    <text:p>PyTables HDF5 - HDF5 + indices</text:p>
                  </text:list-item>
                  <text:list-item>
                    <text:p>HDFS - Big!</text:p>
                  </text:list-item>
                  <text:list-item>
                    <text:p>SQL - SQL!</text:p>
                  </text:list-item>
                  <text:list-item>
                    <text:p>...</text:p>
                  </text:list-item>
                </text:list>
              </text:list-item>
              <text:list-item>
                <text:p>Each approach is valid in a particular sit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presentation:style-name="pr7" draw:text-style-name="P5" draw:layer="layout" svg:width="25.199cm" svg:height="16.255cm" svg:x="1.4cm" svg:y="0.837cm" presentation:class="subtitle">
          <draw:text-box>
            <text:p text:style-name="P5">Spinning up a new technology is expensiv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frame presentation:style-name="pr7" draw:text-style-name="P5" draw:layer="layout" svg:width="25.199cm" svg:height="16.255cm" svg:x="1.4cm" svg:y="0.837cm" presentation:class="subtitle">
          <draw:text-box>
            <text:p text:style-name="P5">Keeping up with the changing landscape frustrates data scientist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12.179cm" svg:x="1.4cm" svg:y="5.6cm" presentation:class="outline" presentation:user-transformed="true">
          <draw:text-box>
            <text:p text:style-name="P3"/>
            <text:p text:style-name="P3">Foundations built to address these challenges must be adap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<text:span text:style-name="T3">abstract compu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laze abstracts array and tabular computation</text:p>
                <text:p/>
                <text:list>
                  <text:list-item>
                    <text:p>Blaze expressions abstract compute systems</text:p>
                  </text:list-item>
                  <text:list-item>
                    <text:p>Blaze data descriptors abstract data storage</text:p>
                  </text:list-item>
                  <text:list-item>
                    <text:p>Datashape abstracts data-type systems</text:p>
                  </text:list-item>
                </text:list>
                <text:p/>
              </text:list-item>
              <text:list-item>
                <text:p>These abstractions enable intera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Symbolic table expressions</text:span></text:p>
              </text:list-item>
            </text:list>
            <text:p><text:span text:style-name="T10">&gt;&gt;&gt;</text:span><text:span text:style-name="T11"> accounts = TableSymbol</text:span><text:span text:style-name="T10">(</text:span><text:span text:style-name="T12">'accounts'</text:span><text:span text:style-name="T11">, </text:span><text:span text:style-name="T12">'{id: int, name: string, balance: int}'</text:span><text:span text:style-name="T10">)</text:span><text:span text:style-name="T11"><text:line-break/></text:span><text:span text:style-name="T11"><text:line-break/></text:span><text:span text:style-name="T10">&gt;&gt;&gt;</text:span><text:span text:style-name="T11"> deadbeats = accounts</text:span><text:span text:style-name="T10">[</text:span><text:span text:style-name="T11">accounts</text:span><text:span text:style-name="T10">[</text:span><text:span text:style-name="T12">'balance'</text:span><text:span text:style-name="T10">]</text:span><text:span text:style-name="T11"> </text:span><text:span text:style-name="T10">&lt;</text:span><text:span text:style-name="T11"> </text:span><text:span text:style-name="T13">0</text:span><text:span text:style-name="T10">][</text:span><text:span text:style-name="T12">'name'</text:span><text:span text:style-name="T10">]</text:span><text:span text:style-name="T11"><text:line-break/></text:span><text:span text:style-name="T10">&gt;&gt;&gt;</text:span><text:span text:style-name="T11"> deadbeats</text:span><text:span text:style-name="T11"><text:line-break/></text:span><text:span text:style-name="T11">accounts</text:span><text:span text:style-name="T10">[</text:span><text:span text:style-name="T11">accounts</text:span><text:span text:style-name="T10">[</text:span><text:span text:style-name="T12">'balance'</text:span><text:span text:style-name="T10">]</text:span><text:span text:style-name="T11"> </text:span><text:span text:style-name="T10">&lt;</text:span><text:span text:style-name="T11"> </text:span><text:span text:style-name="T13">0</text:span><text:span text:style-name="T10">][</text:span><text:span text:style-name="T12">'name'</text:span><text:span text:style-name="T10">]</text:span></text:p>
            <text:list text:continue-numbering="true" text:style-name="L2">
              <text:list-item>
                <text:p><text:span text:style-name="T9">Computations on Python data types</text:span></text:p>
              </text:list-item>
            </text:list>
            <text:p><text:span text:style-name="T14">&gt;&gt;&gt;</text:span><text:span text:style-name="T15"> L = </text:span><text:span text:style-name="T14">[(</text:span><text:span text:style-name="T16">1</text:span><text:span text:style-name="T15">, </text:span><text:span text:style-name="T17">'Alice'</text:span><text:span text:style-name="T15">, </text:span><text:span text:style-name="T16">100</text:span><text:span text:style-name="T14">)</text:span><text:span text:style-name="T15">,</text:span><text:span text:style-name="T15"><text:line-break/></text:span><text:span text:style-name="T15"> <text:s text:c="8"/></text:span><text:span text:style-name="T14">(</text:span><text:span text:style-name="T16">2</text:span><text:span text:style-name="T15">, </text:span><text:span text:style-name="T17">'Bob'</text:span><text:span text:style-name="T15">, </text:span><text:span text:style-name="T16">-200</text:span><text:span text:style-name="T14">)</text:span><text:span text:style-name="T15">,</text:span><text:span text:style-name="T15"><text:line-break/></text:span><text:span text:style-name="T15"> <text:s text:c="8"/></text:span><text:span text:style-name="T14">(</text:span><text:span text:style-name="T16">3</text:span><text:span text:style-name="T15">, </text:span><text:span text:style-name="T17">'Charlie'</text:span><text:span text:style-name="T15">, </text:span><text:span text:style-name="T16">300</text:span><text:span text:style-name="T14">)</text:span><text:span text:style-name="T15">,</text:span><text:span text:style-name="T15"><text:line-break/></text:span><text:span text:style-name="T15"> <text:s text:c="8"/></text:span><text:span text:style-name="T14">(</text:span><text:span text:style-name="T16">4</text:span><text:span text:style-name="T15">, </text:span><text:span text:style-name="T17">'Denis'</text:span><text:span text:style-name="T15">, </text:span><text:span text:style-name="T16">400</text:span><text:span text:style-name="T14">)</text:span><text:span text:style-name="T15">,</text:span><text:span text:style-name="T15"><text:line-break/></text:span><text:span text:style-name="T15"> <text:s text:c="8"/></text:span><text:span text:style-name="T14">(</text:span><text:span text:style-name="T16">5</text:span><text:span text:style-name="T15">, </text:span><text:span text:style-name="T17">'Edith'</text:span><text:span text:style-name="T15">, </text:span><text:span text:style-name="T16">-500</text:span><text:span text:style-name="T14">)]</text:span><text:span text:style-name="T15"><text:line-break/></text:span><text:span text:style-name="T15"><text:line-break/></text:span><text:span text:style-name="T14">&gt;&gt;&gt;</text:span><text:span text:style-name="T15"> compute</text:span><text:span text:style-name="T14">(</text:span><text:span text:style-name="T15">deadbeats, L</text:span><text:span text:style-name="T14">)</text:span><text:span text:style-name="T15"><text:line-break/></text:span><text:span text:style-name="T14">[</text:span><text:span text:style-name="T17">'Bob'</text:span><text:span text:style-name="T15">, </text:span><text:span text:style-name="T17">'Edith'</text:span><text:span text:style-name="T14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9" draw:layer="layout" svg:width="25.199cm" svg:height="12.652cm" svg:x="1.4cm" svg:y="4.914cm" presentation:class="outline" presentation:user-transformed="true">
          <draw:text-box>
            <text:list text:style-name="L2">
              <text:list-item>
                <text:p><text:span text:style-name="T9">Symbolic table expressions</text:span></text:p>
              </text:list-item>
            </text:list>
            <text:p><text:span text:style-name="T10">&gt;&gt;&gt;</text:span><text:span text:style-name="T11"> accounts = TableSymbol</text:span><text:span text:style-name="T10">(</text:span><text:span text:style-name="T12">'accounts'</text:span><text:span text:style-name="T11">, </text:span><text:span text:style-name="T12">'{id: int, name: string, balance: int}'</text:span><text:span text:style-name="T10">)</text:span><text:span text:style-name="T11"><text:line-break/></text:span><text:span text:style-name="T11"><text:line-break/></text:span><text:span text:style-name="T10">&gt;&gt;&gt;</text:span><text:span text:style-name="T11"> deadbeats = accounts</text:span><text:span text:style-name="T10">[</text:span><text:span text:style-name="T11">accounts</text:span><text:span text:style-name="T10">[</text:span><text:span text:style-name="T12">'balance'</text:span><text:span text:style-name="T10">]</text:span><text:span text:style-name="T11"> </text:span><text:span text:style-name="T10">&lt;</text:span><text:span text:style-name="T11"> </text:span><text:span text:style-name="T13">0</text:span><text:span text:style-name="T10">][</text:span><text:span text:style-name="T12">'name'</text:span><text:span text:style-name="T10">]</text:span><text:span text:style-name="T11"><text:line-break/></text:span><text:span text:style-name="T10">&gt;&gt;&gt;</text:span><text:span text:style-name="T11"> deadbeats</text:span><text:span text:style-name="T11"><text:line-break/></text:span><text:span text:style-name="T11">accounts</text:span><text:span text:style-name="T10">[</text:span><text:span text:style-name="T11">accounts</text:span><text:span text:style-name="T10">[</text:span><text:span text:style-name="T12">'balance'</text:span><text:span text:style-name="T10">]</text:span><text:span text:style-name="T11"> </text:span><text:span text:style-name="T10">&lt;</text:span><text:span text:style-name="T11"> </text:span><text:span text:style-name="T13">0</text:span><text:span text:style-name="T10">][</text:span><text:span text:style-name="T12">'name'</text:span><text:span text:style-name="T10">]</text:span></text:p>
            <text:list text:continue-numbering="true" text:style-name="L2">
              <text:list-item>
                <text:p><text:span text:style-name="T9">Computations on Pandas DataFrames</text:span></text:p>
              </text:list-item>
            </text:list>
            <text:p><text:span text:style-name="T14">&gt;&gt;&gt; df = DataFrame([(</text:span><text:span text:style-name="T16">1</text:span><text:span text:style-name="T14">, </text:span><text:span text:style-name="T17">'Alice'</text:span><text:span text:style-name="T14">, </text:span><text:span text:style-name="T16">100</text:span><text:span text:style-name="T14">),</text:span><text:span text:style-name="T14"><text:line-break/></text:span><text:span text:style-name="T14"> <text:s text:c="19"/>(</text:span><text:span text:style-name="T16">2</text:span><text:span text:style-name="T14">, </text:span><text:span text:style-name="T17">'Bob'</text:span><text:span text:style-name="T14">, </text:span><text:span text:style-name="T16">-200</text:span><text:span text:style-name="T14">),</text:span><text:span text:style-name="T14"><text:line-break/></text:span><text:span text:style-name="T14"> <text:s text:c="19"/>(</text:span><text:span text:style-name="T16">3</text:span><text:span text:style-name="T14">, </text:span><text:span text:style-name="T17">'Charlie'</text:span><text:span text:style-name="T14">, </text:span><text:span text:style-name="T16">300</text:span><text:span text:style-name="T14">),</text:span><text:span text:style-name="T14"><text:line-break/></text:span><text:span text:style-name="T14"> <text:s text:c="19"/>(</text:span><text:span text:style-name="T16">4</text:span><text:span text:style-name="T14">, </text:span><text:span text:style-name="T17">'Denis'</text:span><text:span text:style-name="T14">, </text:span><text:span text:style-name="T16">400</text:span><text:span text:style-name="T14">),</text:span><text:span text:style-name="T14"><text:line-break/></text:span><text:span text:style-name="T14"> <text:s text:c="19"/>(</text:span><text:span text:style-name="T16">5</text:span><text:span text:style-name="T14">, </text:span><text:span text:style-name="T17">'Edith'</text:span><text:span text:style-name="T14">, </text:span><text:span text:style-name="T16">-500</text:span><text:span text:style-name="T14">)],</text:span><text:span text:style-name="T14"><text:line-break/></text:span><text:span text:style-name="T14"> <text:s text:c="19"/>columns=[</text:span><text:span text:style-name="T17">'id'</text:span><text:span text:style-name="T14">, </text:span><text:span text:style-name="T17">'name'</text:span><text:span text:style-name="T14">, </text:span><text:span text:style-name="T17">'balance'</text:span><text:span text:style-name="T14">])</text:span><text:span text:style-name="T14"><text:line-break/></text:span><text:span text:style-name="T14"><text:line-break/></text:span><text:span text:style-name="T14">&gt;&gt;&gt; compute(deadbeats, df)</text:span><text:span text:style-name="T14"><text:line-break/></text:span><text:span text:style-name="T18">1 <text:s text:c="5"/>Bob</text:span><text:span text:style-name="T18"><text:line-break/></text:span><text:span text:style-name="T18">4 <text:s text:c="3"/>Edith</text:span><text:span text:style-name="T18"><text:line-break/></text:span><text:span text:style-name="T18">Name: name, dtype: ob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Notebook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<text:span text:style-name="T3">uniform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SV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p text:style-name="P7"><text:span text:style-name="T19">$ </text:span><text:span text:style-name="T20">cat</text:span><text:span text:style-name="T21"> accounts.csv</text:span><text:span text:style-name="T21"><text:line-break/></text:span><text:span text:style-name="T21">id, name, balance</text:span><text:span text:style-name="T21"><text:line-break/></text:span><text:span text:style-name="T21">1, Alice, 100</text:span><text:span text:style-name="T21"><text:line-break/></text:span><text:span text:style-name="T21">2, Bob, -200</text:span><text:span text:style-name="T21"><text:line-break/></text:span><text:span text:style-name="T21">3, Charlie, 300</text:span><text:span text:style-name="T21"><text:line-break/></text:span><text:span text:style-name="T21">4, Denis, 400</text:span><text:span text:style-name="T21"><text:line-break/></text:span><text:span text:style-name="T21">5, Edith, -500</text:span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><text:span text:style-name="T22">&gt;&gt;&gt;</text:span><text:span text:style-name="T21"> </text:span><text:span text:style-name="T23">csv</text:span><text:span text:style-name="T21"> = </text:span><text:span text:style-name="T23">CSV</text:span><text:span text:style-name="T22">(</text:span><text:span text:style-name="T24">'accounts.csv'</text:span><text:span text:style-name="T22">)</text:span><text:span text:style-name="T21"><text:line-break/></text:span><text:span text:style-name="T22">&gt;&gt;&gt;</text:span><text:span text:style-name="T21"> </text:span><text:span text:style-name="T23">csv</text:span><text:span text:style-name="T21">.columns</text:span><text:span text:style-name="T21"><text:line-break/></text:span><text:span text:style-name="T22">[</text:span><text:span text:style-name="T24">'id'</text:span><text:span text:style-name="T21">, </text:span><text:span text:style-name="T24">'name'</text:span><text:span text:style-name="T21">, </text:span><text:span text:style-name="T24">'balance'</text:span><text:span text:style-name="T22">]</text:span><text:span text:style-name="T21"><text:line-break/></text:span><text:span text:style-name="T21"><text:line-break/></text:span><text:span text:style-name="T22">&gt;&gt;&gt;</text:span><text:span text:style-name="T21"> </text:span><text:span text:style-name="T23">csv</text:span><text:span text:style-name="T22">[</text:span><text:span text:style-name="T21">:</text:span><text:span text:style-name="T25">3</text:span><text:span text:style-name="T21">, </text:span><text:span text:style-name="T22">[</text:span><text:span text:style-name="T24">'name'</text:span><text:span text:style-name="T21">, </text:span><text:span text:style-name="T24">'balance'</text:span><text:span text:style-name="T22">]]</text:span><text:span text:style-name="T21"><text:line-break/></text:span><text:span text:style-name="T22">[(</text:span><text:span text:style-name="T24">'Alice'</text:span><text:span text:style-name="T21">, </text:span><text:span text:style-name="T25">100</text:span><text:span text:style-name="T22">)</text:span><text:span text:style-name="T21">, </text:span><text:span text:style-name="T22">(</text:span><text:span text:style-name="T24">'Bob'</text:span><text:span text:style-name="T21">, </text:span><text:span text:style-name="T25">-200</text:span><text:span text:style-name="T22">)</text:span><text:span text:style-name="T21">, </text:span><text:span text:style-name="T22">(</text:span><text:span text:style-name="T24">'Charlie'</text:span><text:span text:style-name="T21">, </text:span><text:span text:style-name="T25">300</text:span><text:span text:style-name="T22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DF5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p text:style-name="P7"><text:span text:style-name="T21">$ h5dump </text:span><text:span text:style-name="T26">-H</text:span><text:span text:style-name="T21"> accounts.hdf5</text:span><text:span text:style-name="T21"><text:line-break/></text:span><text:span text:style-name="T21">HDF5 "accounts.hdf5" {</text:span><text:span text:style-name="T21"><text:line-break/></text:span><text:span text:style-name="T21">GROUP "/" {</text:span><text:span text:style-name="T21"><text:line-break/></text:span><text:span text:style-name="T21"> <text:s text:c="2"/>DATASET "accounts" {</text:span><text:span text:style-name="T21"><text:line-break/></text:span><text:span text:style-name="T21"> <text:s text:c="5"/>DATATYPE <text:s/>H5T_COMPOUND {</text:span><text:span text:style-name="T21"><text:line-break/></text:span><text:span text:style-name="T21"> <text:s text:c="8"/>H5T_STD_I64LE "id";</text:span><text:span text:style-name="T21"><text:line-break/></text:span><text:span text:style-name="T21"> <text:s text:c="8"/>H5T_STRING {</text:span><text:span text:style-name="T21"><text:line-break/></text:span><text:span text:style-name="T21"> <text:s text:c="11"/>STRSIZE H5T_VARIABLE;</text:span><text:span text:style-name="T21"><text:line-break/></text:span><text:span text:style-name="T21"> <text:s text:c="11"/>STRPAD H5T_STR_NULLTERM;</text:span><text:span text:style-name="T21"><text:line-break/></text:span><text:span text:style-name="T21"> <text:s text:c="11"/>CSET unknown_cset;</text:span><text:span text:style-name="T21"><text:line-break/></text:span><text:span text:style-name="T21"> <text:s text:c="11"/>CTYPE H5T_C_S1;</text:span><text:span text:style-name="T21"><text:line-break/></text:span><text:span text:style-name="T21"> <text:s text:c="8"/>} "name";</text:span><text:span text:style-name="T21"><text:line-break/></text:span><text:span text:style-name="T21"> <text:s text:c="8"/>H5T_STD_I64LE "balance";</text:span><text:span text:style-name="T21"><text:line-break/></text:span><text:span text:style-name="T21"> <text:s text:c="5"/>}</text:span><text:span text:style-name="T21"><text:line-break/></text:span><text:span text:style-name="T21"> <text:s text:c="5"/>DATASPACE <text:s/>SIMPLE { ( 5 ) / ( H5S_UNLIMITED ) }</text:span><text:span text:style-name="T21"><text:line-break/></text:span><text:span text:style-name="T21"> <text:s text:c="2"/>}</text:span><text:span text:style-name="T21"><text:line-break/></text:span><text:span text:style-name="T21">}</text:span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2">&gt;&gt;&gt;</text:span><text:span text:style-name="T21"> hdf5 = HDF5</text:span><text:span text:style-name="T22">(</text:span><text:span text:style-name="T24">'accounts.hdf5'</text:span><text:span text:style-name="T21">, </text:span><text:span text:style-name="T24">'/accounts'</text:span><text:span text:style-name="T22">)</text:span><text:span text:style-name="T21"><text:line-break/></text:span><text:span text:style-name="T22">&gt;&gt;&gt;</text:span><text:span text:style-name="T21"> hdf5.columns</text:span><text:span text:style-name="T21"><text:line-break/></text:span><text:span text:style-name="T22">[</text:span><text:span text:style-name="T24">'id'</text:span><text:span text:style-name="T21">, </text:span><text:span text:style-name="T24">'name'</text:span><text:span text:style-name="T21">, </text:span><text:span text:style-name="T24">'balance'</text:span><text:span text:style-name="T22">]</text:span><text:span text:style-name="T21"><text:line-break/></text:span><text:span text:style-name="T21"><text:line-break/></text:span><text:span text:style-name="T22">&gt;&gt;&gt;</text:span><text:span text:style-name="T21"> hdf5.py</text:span><text:span text:style-name="T22">[</text:span><text:span text:style-name="T21">:</text:span><text:span text:style-name="T25">3</text:span><text:span text:style-name="T21">, </text:span><text:span text:style-name="T22">[</text:span><text:span text:style-name="T24">'name'</text:span><text:span text:style-name="T21">, </text:span><text:span text:style-name="T24">'balance'</text:span><text:span text:style-name="T22">]]</text:span><text:span text:style-name="T21"><text:line-break/></text:span><text:span text:style-name="T22">[(</text:span><text:span text:style-name="T24">'Alice'</text:span><text:span text:style-name="T21">, </text:span><text:span text:style-name="T25">100</text:span><text:span text:style-name="T22">)</text:span><text:span text:style-name="T21">, </text:span><text:span text:style-name="T22">(</text:span><text:span text:style-name="T24">'Bob'</text:span><text:span text:style-name="T21">, </text:span><text:span text:style-name="T25">-200</text:span><text:span text:style-name="T22">)</text:span><text:span text:style-name="T21">, </text:span><text:span text:style-name="T22">(</text:span><text:span text:style-name="T24">'Charlie'</text:span><text:span text:style-name="T21">, </text:span><text:span text:style-name="T25">300</text:span><text:span text:style-name="T22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QL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p text:style-name="P7"><text:span text:style-name="T27"/></text:p>
            <text:p text:style-name="P7"><text:span text:style-name="T27"/></text:p>
            <text:p text:style-name="P7"><text:span text:style-name="T27"/></text:p>
            <text:p text:style-name="P7"><text:span text:style-name="T27"/></text:p>
            <text:p text:style-name="P7"><text:span text:style-name="T27"/></text:p>
            <text:p text:style-name="P7"><text:span text:style-name="T27"/></text:p>
            <text:p text:style-name="P7"><text:span text:style-name="T27"/></text:p>
            <text:p text:style-name="P7"><text:span text:style-name="T27"/></text:p>
            <text:p text:style-name="P7"><text:span text:style-name="T27"/></text:p>
            <text:p text:style-name="P7"><text:span text:style-name="T27"/></text:p>
            <text:p text:style-name="P7"><text:span text:style-name="T27"/></text:p>
            <text:p text:style-name="P7"><text:span text:style-name="T27"/></text:p>
            <text:p text:style-name="P7"><text:span text:style-name="T27"/></text:p>
            <text:p text:style-name="P7"><text:span text:style-name="T27"/></text:p>
            <text:p text:style-name="P7"><text:span text:style-name="T27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><text:span text:style-name="T22">&gt;&gt;&gt;</text:span><text:span text:style-name="T21"> sql = SQL</text:span><text:span text:style-name="T22">(</text:span><text:span text:style-name="T24">'postgresql://user:pass@hostname/'</text:span><text:span text:style-name="T21">, </text:span><text:span text:style-name="T24">'accounts'</text:span><text:span text:style-name="T22">)</text:span><text:span text:style-name="T21"><text:line-break/></text:span><text:span text:style-name="T22">&gt;&gt;&gt;</text:span><text:span text:style-name="T21"> sql.columns</text:span><text:span text:style-name="T21"><text:line-break/></text:span><text:span text:style-name="T22">[</text:span><text:span text:style-name="T24">'id'</text:span><text:span text:style-name="T21">, </text:span><text:span text:style-name="T24">'name'</text:span><text:span text:style-name="T21">, </text:span><text:span text:style-name="T24">'balance'</text:span><text:span text:style-name="T22">]</text:span><text:span text:style-name="T21"><text:line-break/></text:span><text:span text:style-name="T21"><text:line-break/></text:span><text:span text:style-name="T22">&gt;&gt;&gt;</text:span><text:span text:style-name="T21"> sql.py</text:span><text:span text:style-name="T22">[</text:span><text:span text:style-name="T21">:</text:span><text:span text:style-name="T25">3</text:span><text:span text:style-name="T21">, </text:span><text:span text:style-name="T22">[</text:span><text:span text:style-name="T24">'name'</text:span><text:span text:style-name="T21">, </text:span><text:span text:style-name="T24">'balance'</text:span><text:span text:style-name="T22">]]</text:span><text:span text:style-name="T21"><text:line-break/></text:span><text:span text:style-name="T22">[(</text:span><text:span text:style-name="T24">'Alice'</text:span><text:span text:style-name="T21">, </text:span><text:span text:style-name="T25">100</text:span><text:span text:style-name="T22">)</text:span><text:span text:style-name="T21">, </text:span><text:span text:style-name="T22">(</text:span><text:span text:style-name="T24">'Bob'</text:span><text:span text:style-name="T21">, </text:span><text:span text:style-name="T25">-200</text:span><text:span text:style-name="T22">)</text:span><text:span text:style-name="T21">, </text:span><text:span text:style-name="T22">(</text:span><text:span text:style-name="T24">'Charlie'</text:span><text:span text:style-name="T21">, </text:span><text:span text:style-name="T25">300</text:span><text:span text:style-name="T22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8">iter(csv)</text:span></text:p>
                  </text:list-item>
                  <text:list-item>
                    <text:p>Extension: <text:span text:style-name="T28">csv.extend(...)</text:span></text:p>
                  </text:list-item>
                  <text:list-item>
                    <text:p>Item access: <text:s/><text:span text:style-name="T28">csv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8">csv.chunks()</text:span></text:p>
                  </text:list-item>
                  <text:list-item>
                    <text:p>Extension: <text:span text:style-name="T28">csv.extend_chunks(...)</text:span></text:p>
                  </text:list-item>
                  <text:list-item>
                    <text:p>Item access: <text:s/><text:span text:style-name="T28">csv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8">iter(sql)</text:span></text:p>
                  </text:list-item>
                  <text:list-item>
                    <text:p>Extension: <text:span text:style-name="T28">sql.extend(...)</text:span></text:p>
                  </text:list-item>
                  <text:list-item>
                    <text:p>Item access: <text:s/><text:span text:style-name="T28">sql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8">sql.chunks()</text:span></text:p>
                  </text:list-item>
                  <text:list-item>
                    <text:p>Extension: <text:span text:style-name="T28">sql.extend_chunks(...)</text:span></text:p>
                  </text:list-item>
                  <text:list-item>
                    <text:p>Item access: <text:s/><text:span text:style-name="T28">sql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er-Data Interaction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p><text:span text:style-name="T29"/></text:p>
            <text:p text:style-name="P7"><text:span text:style-name="T30">&gt;&gt;&gt;</text:span><text:span text:style-name="T31"> csv.py</text:span><text:span text:style-name="T30">[</text:span><text:span text:style-name="T31">:</text:span><text:span text:style-name="T32">3</text:span><text:span text:style-name="T31">, </text:span><text:span text:style-name="T30">[</text:span><text:span text:style-name="T33">'name'</text:span><text:span text:style-name="T31">, </text:span><text:span text:style-name="T33">'balance'</text:span><text:span text:style-name="T30">]]</text:span><text:span text:style-name="T31"><text:line-break/></text:span><text:span text:style-name="T30">[(</text:span><text:span text:style-name="T33">'Alice'</text:span><text:span text:style-name="T31">, </text:span><text:span text:style-name="T32">100</text:span><text:span text:style-name="T30">)</text:span><text:span text:style-name="T31">, </text:span><text:span text:style-name="T30">(</text:span><text:span text:style-name="T33">'Bob'</text:span><text:span text:style-name="T31">, </text:span><text:span text:style-name="T32">-200</text:span><text:span text:style-name="T30">)</text:span><text:span text:style-name="T31">, </text:span><text:span text:style-name="T30">(</text:span><text:span text:style-name="T33">'Charlie'</text:span><text:span text:style-name="T31">, </text:span><text:span text:style-name="T32">300</text:span><text:span text:style-name="T30">)]</text:span><text:span text:style-name="T31"><text:line-break/></text:span><text:span text:style-name="T31"/></text:p>
            <text:p text:style-name="P7"><text:span text:style-name="T30">&gt;&gt;&gt;</text:span><text:span text:style-name="T31"> json.py</text:span><text:span text:style-name="T30">[</text:span><text:span text:style-name="T31">:</text:span><text:span text:style-name="T32">3</text:span><text:span text:style-name="T31">, </text:span><text:span text:style-name="T30">[</text:span><text:span text:style-name="T33">'name'</text:span><text:span text:style-name="T31">, </text:span><text:span text:style-name="T33">'balance'</text:span><text:span text:style-name="T30">]]</text:span><text:span text:style-name="T31"><text:line-break/></text:span><text:span text:style-name="T30">[(</text:span><text:span text:style-name="T33">'Alice'</text:span><text:span text:style-name="T31">, </text:span><text:span text:style-name="T32">100</text:span><text:span text:style-name="T30">)</text:span><text:span text:style-name="T31">, </text:span><text:span text:style-name="T30">(</text:span><text:span text:style-name="T33">'Bob'</text:span><text:span text:style-name="T31">, </text:span><text:span text:style-name="T32">-200</text:span><text:span text:style-name="T30">)</text:span><text:span text:style-name="T31">, </text:span><text:span text:style-name="T30">(</text:span><text:span text:style-name="T33">'Charlie'</text:span><text:span text:style-name="T31">, </text:span><text:span text:style-name="T32">300</text:span><text:span text:style-name="T30">)]</text:span><text:span text:style-name="T31"><text:line-break/></text:span><text:span text:style-name="T31"/></text:p>
            <text:p text:style-name="P7"><text:span text:style-name="T30">&gt;&gt;&gt;</text:span><text:span text:style-name="T31"> hdf5.py</text:span><text:span text:style-name="T30">[</text:span><text:span text:style-name="T31">:</text:span><text:span text:style-name="T32">3</text:span><text:span text:style-name="T31">, </text:span><text:span text:style-name="T30">[</text:span><text:span text:style-name="T33">'name'</text:span><text:span text:style-name="T31">, </text:span><text:span text:style-name="T33">'balance'</text:span><text:span text:style-name="T30">]]</text:span><text:span text:style-name="T31"><text:line-break/></text:span><text:span text:style-name="T30">[(</text:span><text:span text:style-name="T33">'Alice'</text:span><text:span text:style-name="T31">, </text:span><text:span text:style-name="T32">100</text:span><text:span text:style-name="T30">)</text:span><text:span text:style-name="T31">, </text:span><text:span text:style-name="T30">(</text:span><text:span text:style-name="T33">'Bob'</text:span><text:span text:style-name="T31">, </text:span><text:span text:style-name="T32">-200</text:span><text:span text:style-name="T30">)</text:span><text:span text:style-name="T31">, </text:span><text:span text:style-name="T30">(</text:span><text:span text:style-name="T33">'Charlie'</text:span><text:span text:style-name="T31">, </text:span><text:span text:style-name="T32">300</text:span><text:span text:style-name="T30">)]</text:span><text:span text:style-name="T31"><text:line-break/></text:span><text:span text:style-name="T31"/></text:p>
            <text:p text:style-name="P7"><text:span text:style-name="T30">&gt;&gt;&gt;</text:span><text:span text:style-name="T31"> sql.py</text:span><text:span text:style-name="T30">[</text:span><text:span text:style-name="T31">:</text:span><text:span text:style-name="T32">3</text:span><text:span text:style-name="T31">, </text:span><text:span text:style-name="T30">[</text:span><text:span text:style-name="T33">'name'</text:span><text:span text:style-name="T31">, </text:span><text:span text:style-name="T33">'balance'</text:span><text:span text:style-name="T30">]]</text:span><text:span text:style-name="T31"><text:line-break/></text:span><text:span text:style-name="T30">[(</text:span><text:span text:style-name="T33">'Alice'</text:span><text:span text:style-name="T31">, </text:span><text:span text:style-name="T32">100</text:span><text:span text:style-name="T30">)</text:span><text:span text:style-name="T31">, </text:span><text:span text:style-name="T30">(</text:span><text:span text:style-name="T33">'Bob'</text:span><text:span text:style-name="T31">, </text:span><text:span text:style-name="T32">-200</text:span><text:span text:style-name="T30">)</text:span><text:span text:style-name="T31">, </text:span><text:span text:style-name="T30">(</text:span><text:span text:style-name="T33">'Charlie'</text:span><text:span text:style-name="T31">, </text:span><text:span text:style-name="T32">300</text:span><text:span text:style-name="T30">)]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-Data Interaction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p><text:span text:style-name="T31"/></text:p>
            <text:list text:style-name="L2">
              <text:list-item>
                <text:p><text:span text:style-name="T34">CSV to SQL</text:span></text:p>
              </text:list-item>
            </text:list>
            <text:p text:style-name="P7"><text:span text:style-name="T30">&gt;&gt;&gt;</text:span><text:span text:style-name="T31"> sql.extend</text:span><text:span text:style-name="T30">(</text:span><text:span text:style-name="T35">iter</text:span><text:span text:style-name="T30">(</text:span><text:span text:style-name="T31">csv</text:span><text:span text:style-name="T30">))</text:span></text:p>
            <text:p text:style-name="P7"><text:span text:style-name="T36"/></text:p>
            <text:p text:style-name="P7"><text:span text:style-name="T18"/></text:p>
            <text:list text:continue-numbering="true" text:style-name="L2">
              <text:list-item>
                <text:p><text:span text:style-name="T37">SQL to HDF5</text:span></text:p>
              </text:list-item>
            </text:list>
            <text:p><text:span text:style-name="T30">&gt;&gt;&gt;</text:span><text:span text:style-name="T31"> hdf5.extend_chunks</text:span><text:span text:style-name="T30">(</text:span><text:span text:style-name="T31">sql.chunks</text:span><text:span text:style-name="T30">())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><text:span text:style-name="T38">g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oundary Condi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etween different compute and data backends there are boundaries</text:p>
                <text:list>
                  <text:list-item>
                    <text:p>Naming conventions differ</text:p>
                  </text:list-item>
                  <text:list-item>
                    <text:p>Storage differs</text:p>
                  </text:list-item>
                </text:list>
              </text:list-item>
              <text:list-item>
                <text:p>Need glue at the boundaries</text:p>
                <text:list>
                  <text:list-item>
                    <text:p>One way to write the types</text:p>
                  </text:list-item>
                  <text:list-item>
                    <text:p>Efficient data storage and trans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shap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re are many backend type systems</text:p>
                <text:list>
                  <text:list-item>
                    <text:p>Python Dynamic Types</text:p>
                  </text:list-item>
                  <text:list-item>
                    <text:p>NumPy DTypes</text:p>
                  </text:list-item>
                  <text:list-item>
                    <text:p>SQL Table Types</text:p>
                  </text:list-item>
                  <text:list-item>
                    <text:p>HDF5</text:p>
                  </text:list-item>
                </text:list>
              </text:list-item>
              <text:list-item>
                <text:p>Datashape provides an array type syntax that can map to all of the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shap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calars</text:span></text:p>
                <text:list>
                  <text:list-item>
                    <text:p><text:span text:style-name="T39">bool</text:span></text:p>
                  </text:list-item>
                  <text:list-item>
                    <text:p><text:span text:style-name="T39">int</text:span></text:p>
                  </text:list-item>
                  <text:list-item>
                    <text:p><text:span text:style-name="T39">real</text:span></text:p>
                  </text:list-item>
                  <text:list-item>
                    <text:p><text:span text:style-name="T39">complex</text:span></text:p>
                  </text:list-item>
                </text:list>
              </text:list-item>
              <text:list-item>
                <text:p><text:span text:style-name="T2">Arrays</text:span></text:p>
                <text:list>
                  <text:list-item>
                    <text:p><text:span text:style-name="T39">100 * 50 * real</text:span></text:p>
                  </text:list-item>
                </text:list>
              </text:list-item>
              <text:list-item>
                <text:p><text:span text:style-name="T2">Tables</text:span></text:p>
                <text:list>
                  <text:list-item>
                    <text:p><text:span text:style-name="T39">var * {name: string, height: real, birthday: date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bDy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vides data glue</text:p>
                <text:list>
                  <text:list-item>
                    <text:p>Uses datashape type system</text:p>
                  </text:list-item>
                  <text:list-item>
                    <text:p>Understands many standard binary/text formats</text:p>
                  </text:list-item>
                </text:list>
              </text:list-item>
              <text:list-item>
                <text:p>Array-oriented storage and compute</text:p>
                <text:list>
                  <text:list-item>
                    <text:p>Similar to NumPy, but more gener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office:forms form:automatic-focus="false" form:apply-design-mode="false"/>
        <draw:frame presentation:style-name="pr4" draw:text-style-name="P11" draw:layer="layout" svg:width="25.199cm" svg:height="16.255cm" svg:x="1.4cm" svg:y="0.837cm" presentation:class="subtitle">
          <draw:text-box>
            <text:p><text:span text:style-name="T40">Notebook 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stractions</text:p>
                <text:list>
                  <text:list-item>
                    <text:p>Compute</text:p>
                  </text:list-item>
                  <text:list-item>
                    <text:p>Data</text:p>
                  </text:list-item>
                </text:list>
              </text:list-item>
              <text:list-item>
                <text:p>Glue</text:p>
                <text:list>
                  <text:list-item>
                    <text:p>Datashape</text:p>
                  </text:list-item>
                  <text:list-item>
                    <text:p>Dy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ucida Console1" svg:font-family="'Lucida Console'" style:font-family-generic="modern" style:font-pitch="fixed"/>
    <style:font-face style:name="Mangal1" svg:font-family="Mangal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Gulim" svg:font-family="Gulim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Mangal1" style:font-family-asian="Mangal" style:font-pitch-asian="variable" style:font-size-asian="12pt" style:language-asian="hi" style:country-asian="IN"/>
    </style:style>
    <style:style style:name="number_5f_python" style:display-name="number_python" style:family="graphic">
      <style:paragraph-properties style:text-autospace="none"/>
      <style:text-properties fo:color="#ff4500" fo:font-style="normal" fo:font-weight="normal" style:font-style-asian="normal" style:font-weight-asian="normal" style:font-style-complex="normal" style:font-weight-complex="normal"/>
    </style:style>
    <style:style style:name="string_5f_python" style:display-name="string_python" style:family="graphic">
      <style:paragraph-properties style:text-autospace="none"/>
      <style:text-properties fo:color="#483d8b" fo:font-style="normal" fo:font-weight="normal" style:font-style-asian="normal" style:font-weight-asian="normal" style:font-style-complex="normal" style:font-weight-complex="normal"/>
    </style:style>
    <style:style style:name="symbol0_5f_python" style:display-name="symbol0_python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keyword1_5f_python" style:display-name="keyword1_python" style:family="graphic">
      <style:paragraph-properties style:text-autospace="none"/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member0_5f_python" style:display-name="member0_python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keyword2_5f_python" style:display-name="keyword2_python" style:family="graphic">
      <style:paragraph-properties style:text-autospace="none"/>
      <style:text-properties fo:color="#dc143c" fo:font-style="normal" fo:font-weight="normal" style:font-style-asian="normal" style:font-weight-asian="normal" style:font-style-complex="normal" style:font-weight-complex="normal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cm" svg:height="21cm" svg:x="0cm" svg:y="0cm">
        <draw:image xlink:href="Pictures/200000080000634100004A4CAEA7D41D.svm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3:35:19.464000000</meta:creation-date>
    <dc:date>2014-07-09T22:10:05.906727628</dc:date>
    <meta:editing-duration>PT6H4M31S</meta:editing-duration>
    <meta:editing-cycles>46</meta:editing-cycles>
    <meta:generator>LibreOffice/4.2.4.2$Linux_X86_64 LibreOffice_project/420m0$Build-2</meta:generator>
    <meta:document-statistic meta:object-count="136"/>
  </office:meta>
</office:document-meta>
</file>